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5.8646in" fo:margin-left="0.4799in" fo:margin-right="-0.0042in" table:align="margins" style:writing-mode="lr-tb"/>
    </style:style>
    <style:style style:name="OfficerTable.A" style:family="table-column">
      <style:table-column-properties style:column-width="2.1563in" style:rel-column-width="3105*"/>
    </style:style>
    <style:style style:name="OfficerTable.B" style:family="table-column">
      <style:table-column-properties style:column-width="3.7083in" style:rel-column-width="5340*"/>
    </style:style>
    <style:style style:name="OfficerTable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.25in" fo:margin-bottom="0.1665in" fo:line-height="115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6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7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/>
    </style:style>
    <style:style style:name="P19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Bookman Old Style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23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0"><draw:custom-shape text:anchor-type="char" draw:z-index="0" draw:style-name="gr1" draw:text-style-name="P25" svg:width="4.8378in" svg:height="1.6748in" svg:x="0.9535in" svg:y="0.1047in"><text:p text:style-name="P24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22"/>
      <text:p text:style-name="P22"/>
      <text:p text:style-name="P22"/>
      <text:p text:style-name="P22"/>
      <text:p text:style-name="P21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2510 Warren Ave., Cheyenne, Wyoming 82001.</text:p>
      <text:p text:style-name="P5">Article III</text:p>
      <text:p text:style-name="P6"><text:span text:style-name="T4">T</text:span><text:span text:style-name="T1">he principal office of the corporation is located at: 2510 Warren Ave.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9">The names and addresses of the initial directors are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17">Name</text:p>
            </table:table-cell>
            <table:table-cell table:style-name="OfficerTable.A1" office:value-type="string">
              <text:p text:style-name="P17">Address</text:p>
            </table:table-cell>
          </table:table-row>
        </table:table-header-rows>
        <table:table-row>
          <table:table-cell table:style-name="OfficerTable.A1" office:value-type="string">
            <text:p text:style-name="P19">[a.name]</text:p>
          </table:table-cell>
          <table:table-cell table:style-name="OfficerTable.A1" office:value-type="string">
            <text:p text:style-name="P19">[a.address]</text:p>
          </table:table-cell>
        </table:table-row>
      </table:table>
      <text:p text:style-name="P5"><text:bookmark-start text:name="Officers"/>Article VII<text:bookmark-end text:name="Officers"/></text:p>
      <text:p text:style-name="P4">The name and address of the incorporator of the corporation is WyomingRegisteredAgent.com, Inc., 2510 Warren Ave., Cheyenne, WY 82001.</text:p>
      <text:p text:style-name="P6"/>
      <text:p text:style-name="P16"><text:span text:style-name="T1">___________________________________<text:tab/></text:span><text:span text:style-name="T2"><text:date style:data-style-name="N116" text:date-value="2011-02-12T19:51:04.90">2/12/2011</text:date></text:span><text:span text:style-name="T1"><text:line-break/>Keith T. Vogt<text:tab/>Date<text:line-break/>President<text:line-break/>WyomingRegisteredAgent.com, Inc.</text:span></text:p>
      <text:p text:style-name="P14"/>
      <text:p text:style-name="P13">Consent To Appointment</text:p>
      <text:p text:style-name="P12">by</text:p>
      <text:p text:style-name="P12">Registered Agent</text:p>
      <text:p text:style-name="P11"/>
      <text:p text:style-name="P10"/>
      <text:p text:style-name="P2"><text:span text:style-name="T1">I, WyomingRegisteredAgent.com, Inc., with a registered office located at 2510 Warren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1-02-12T19:51:04.90">February 12, 2011</text:date></text:span><text:span text:style-name="T1">.</text:span></text:p>
      <text:p text:style-name="P2"/>
      <text:p text:style-name="P2"/>
      <text:p text:style-name="P15">___________________________________<text:line-break/>Keith T. Vogt<text:line-break/>President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5T21:51:00.83</meta:creation-date>
    <meta:editing-cycles>18</meta:editing-cycles>
    <meta:editing-duration>PT00H41M46S</meta:editing-duration>
    <meta:generator>OpenOffice.org/3.2$Win32 OpenOffice.org_project/320m18$Build-9502</meta:generator>
    <meta:initial-creator>Keith Vogt</meta:initial-creator>
    <dc:date>2011-02-12T19:51:04.85</dc:date>
    <dc:creator>Keith Vogt</dc:creator>
    <meta:document-statistic meta:table-count="1" meta:image-count="0" meta:object-count="0" meta:page-count="3" meta:paragraph-count="29" meta:word-count="249" meta:character-count="1772"/>
  </office:meta>
</office:document-meta>
</file>